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D50000022B9E0EB5A758693C13.jpg" manifest:media-type="image/jpeg"/>
  <manifest:file-entry manifest:full-path="Pictures/10000000000000080000000804B398AF1D13287F.png" manifest:media-type="image/png"/>
  <manifest:file-entry manifest:full-path="Pictures/1000000000000320000002585662266187D70BF2.png" manifest:media-type="image/png"/>
  <manifest:file-entry manifest:full-path="Pictures/10000000000005000000032014154B320ABAE6A3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PT Serif" svg:font-family="'PT Serif'" style:font-family-generic="roman" style:font-pitch="variable"/>
    <style:font-face style:name="Thorndale2" svg:font-family="Thorndale" style:font-family-generic="roman" style:font-pitch="variable"/>
    <style:font-face style:name="Thorndale1" svg:font-family="Thorndale" style:font-adornments="Bold Italic" style:font-family-generic="roman" style:font-pitch="variable"/>
    <style:font-face style:name="Thorndale" svg:font-family="Thorndale" style:font-adornments="Regular" style:font-family-generic="roman" style:font-pitch="variable"/>
    <style:font-face style:name="Open Sans" svg:font-family="'Ope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5.809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width="0.053cm" svg:stroke-color="#ffffff" draw:marker-start-width="0.379cm" draw:marker-end-width="0.379cm" draw:fill-color="#ffffff" draw:opacity="0%" draw:textarea-horizontal-align="justify" draw:textarea-vertical-align="middle" draw:auto-grow-height="false" fo:min-height="2.75cm" fo:min-width="14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ffffff" draw:marker-start-width="0.379cm" draw:marker-end-width="0.379cm" draw:fill="none" draw:textarea-horizontal-align="justify" draw:textarea-vertical-align="middle" draw:auto-grow-height="false" fo:min-height="2.392cm" fo:min-width="3.544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ffffff" draw:marker-start-width="0.379cm" draw:marker-end-width="0.379cm" draw:fill="none" draw:textarea-horizontal-align="justify" draw:textarea-vertical-align="middle" draw:auto-grow-height="false" fo:min-height="3.988cm" fo:min-width="7.191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ffffff" draw:marker-start-width="0.379cm" draw:marker-end-width="0.379cm" draw:fill="none" draw:textarea-horizontal-align="justify" draw:textarea-vertical-align="middle" draw:auto-grow-height="false" fo:min-height="2.529cm" fo:min-width="12.343cm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svg:stroke-color="#ffffff" draw:marker-start="Arrow" draw:marker-start-width="0.379cm" draw:marker-end="Arrow" draw:marker-end-width="0.3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svg:stroke-color="#ffffff" draw:marker-start-width="0.379cm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ffffff" draw:marker-start-width="0.379cm" draw:marker-end-width="0.379cm" draw:fill-color="#ffffff" draw:opacity="0%" draw:textarea-horizontal-align="justify" draw:textarea-vertical-align="middle" draw:auto-grow-height="false" fo:min-height="1.698cm" fo:min-width="13.948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ffffff" draw:marker-start-width="0.379cm" draw:marker-end-width="0.379cm" draw:fill-color="#ffffff" draw:opacity="0%" draw:textarea-horizontal-align="justify" draw:textarea-vertical-align="middle" draw:auto-grow-height="false" fo:min-height="1.59cm" fo:min-width="4.592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ffffff" draw:marker-start-width="0.379cm" draw:marker-end-width="0.379cm" draw:fill-color="#ffffff" draw:opacity="0%" draw:textarea-horizontal-align="justify" draw:textarea-vertical-align="middle" draw:auto-grow-height="false" fo:min-height="1.164cm" fo:min-width="3.673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ffffff" draw:marker-start-width="0.379cm" draw:marker-end-width="0.379cm" draw:fill-color="#ffffff" draw:opacity="0%" draw:textarea-horizontal-align="justify" draw:textarea-vertical-align="middle" draw:auto-grow-height="false" fo:min-height="1.449cm" fo:min-width="3.319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ffffff" draw:marker-start-width="0.379cm" draw:marker-end-width="0.379cm" draw:fill-color="#ffffff" draw:opacity="0%" draw:textarea-horizontal-align="justify" draw:textarea-vertical-align="middle" draw:auto-grow-height="false" fo:min-height="1.164cm" fo:min-width="4.45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ffffff" draw:marker-start-width="0.379cm" draw:marker-end-width="0.379cm" draw:fill-color="#ffffff" draw:opacity="0%" draw:textarea-horizontal-align="justify" draw:textarea-vertical-align="middle" draw:auto-grow-height="false" fo:min-height="1.023cm" fo:min-width="3.721cm" fo:padding-top="0.151cm" fo:padding-bottom="0.151cm" fo:padding-left="0.276cm" fo:padding-right="0.276cm"/>
    </style:style>
    <style:style style:name="gr16" style:family="graphic" style:parent-style-name="standard">
      <style:graphic-properties draw:stroke="none" svg:stroke-width="0.053cm" svg:stroke-color="#000000" draw:marker-start-width="0.379cm" draw:marker-end-width="0.379cm" draw:fill="none" draw:fill-color="#ffffff" draw:textarea-horizontal-align="left" draw:auto-grow-height="true" draw:auto-grow-width="true" fo:min-height="0.505cm" fo:min-width="0.866cm"/>
    </style:style>
    <style:style style:name="gr17" style:family="graphic" style:parent-style-name="standard">
      <style:graphic-properties draw:stroke="none" svg:stroke-width="0.053cm" svg:stroke-color="#000000" draw:marker-start-width="0.379cm" draw:marker-end-width="0.379cm" draw:fill="none" draw:fill-color="#ffffff" draw:textarea-horizontal-align="left" draw:auto-grow-height="true" draw:auto-grow-width="true" fo:min-height="0.505cm" fo:min-width="0.84cm"/>
    </style:style>
    <style:style style:name="gr18" style:family="graphic" style:parent-style-name="objectwithoutfill">
      <style:graphic-properties svg:stroke-width="0.053cm" svg:stroke-color="#ffffff" draw:marker-start-width="0.379cm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5cm" fo:min-width="15.321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5cm" fo:min-width="15.99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5cm" fo:min-width="14.56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5cm" fo:min-width="13.38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5cm" fo:min-width="12.765cm"/>
    </style:style>
    <style:style style:name="gr24" style:family="graphic" style:parent-style-name="standard">
      <style:graphic-properties svg:stroke-width="0.053cm" svg:stroke-color="#ffffff" draw:marker-start-width="0.379cm" draw:marker-end-width="0.379cm" draw:fill-color="#ffffff" draw:opacity="0%" draw:textarea-horizontal-align="justify" draw:textarea-vertical-align="middle" draw:auto-grow-height="false" fo:min-height="2.198cm" fo:min-width="14.448cm" fo:padding-top="0.151cm" fo:padding-bottom="0.151cm" fo:padding-left="0.276cm" fo:padding-right="0.276cm"/>
    </style:style>
    <style:style style:name="gr25" style:family="graphic" style:parent-style-name="standard">
      <style:graphic-properties svg:stroke-width="0.053cm" svg:stroke-color="#ffffff" draw:marker-start-width="0.379cm" draw:marker-end-width="0.379cm" draw:fill="none" draw:textarea-horizontal-align="justify" draw:textarea-vertical-align="middle" draw:auto-grow-height="false" fo:min-height="1.151cm" fo:min-width="4.475cm" fo:padding-top="0.151cm" fo:padding-bottom="0.151cm" fo:padding-left="0.276cm" fo:padding-right="0.276cm"/>
    </style:style>
    <style:style style:name="gr26" style:family="graphic" style:parent-style-name="standard">
      <style:graphic-properties svg:stroke-width="0.053cm" svg:stroke-color="#ffffff" draw:marker-start-width="0.379cm" draw:marker-end-width="0.379cm" draw:fill="none" draw:textarea-horizontal-align="justify" draw:textarea-vertical-align="middle" draw:auto-grow-height="false" fo:min-height="1.15cm" fo:min-width="4.5cm" fo:padding-top="0.151cm" fo:padding-bottom="0.151cm" fo:padding-left="0.276cm" fo:padding-right="0.276cm"/>
    </style:style>
    <style:style style:name="gr27" style:family="graphic" style:parent-style-name="standard">
      <style:graphic-properties svg:stroke-width="0.053cm" svg:stroke-color="#ffffff" draw:marker-start-width="0.379cm" draw:marker-end-width="0.379cm" draw:fill="none" draw:textarea-horizontal-align="justify" draw:textarea-vertical-align="middle" draw:auto-grow-height="false" fo:min-height="1.35cm" fo:min-width="4.5cm" fo:padding-top="0.151cm" fo:padding-bottom="0.151cm" fo:padding-left="0.276cm" fo:padding-right="0.276cm"/>
    </style:style>
    <style:style style:name="gr28" style:family="graphic" style:parent-style-name="standard">
      <style:graphic-properties svg:stroke-width="0.053cm" svg:stroke-color="#ffffff" draw:marker-start-width="0.379cm" draw:marker-end-width="0.379cm" draw:fill="none" draw:textarea-horizontal-align="justify" draw:textarea-vertical-align="middle" draw:auto-grow-height="false" fo:min-height="1.55cm" fo:min-width="4.5cm" fo:padding-top="0.151cm" fo:padding-bottom="0.151cm" fo:padding-left="0.276cm" fo:padding-right="0.276cm"/>
    </style:style>
    <style:style style:name="gr29" style:family="graphic" style:parent-style-name="standard">
      <style:graphic-properties svg:stroke-width="0.053cm" svg:stroke-color="#ffffff" draw:marker-start-width="0.379cm" draw:marker-end-width="0.379cm" draw:fill="none" draw:textarea-horizontal-align="justify" draw:textarea-vertical-align="middle" draw:auto-grow-height="false" fo:min-height="1.35cm" fo:min-width="4.4cm" fo:padding-top="0.151cm" fo:padding-bottom="0.151cm" fo:padding-left="0.276cm" fo:padding-right="0.276cm"/>
    </style:style>
    <style:style style:name="gr30" style:family="graphic" style:parent-style-name="standard">
      <style:graphic-properties svg:stroke-width="0.053cm" svg:stroke-color="#ffffff" draw:marker-start-width="0.379cm" draw:marker-end-width="0.379cm" draw:fill="none" draw:textarea-horizontal-align="justify" draw:textarea-vertical-align="middle" draw:auto-grow-height="false" fo:min-height="1.25cm" fo:min-width="4.5cm" fo:padding-top="0.151cm" fo:padding-bottom="0.151cm" fo:padding-left="0.276cm" fo:padding-right="0.276cm"/>
    </style:style>
    <style:style style:name="gr31" style:family="graphic" style:parent-style-name="standard">
      <style:graphic-properties svg:stroke-width="0.053cm" svg:stroke-color="#ffffff" draw:marker-start-width="0.379cm" draw:marker-end-width="0.379cm" draw:fill="none" draw:textarea-horizontal-align="justify" draw:textarea-vertical-align="middle" draw:auto-grow-height="false" fo:min-height="1.225cm" fo:min-width="4.525cm" fo:padding-top="0.151cm" fo:padding-bottom="0.151cm" fo:padding-left="0.276cm" fo:padding-right="0.276cm"/>
    </style:style>
    <style:style style:name="gr32" style:family="graphic" style:parent-style-name="standard">
      <style:graphic-properties svg:stroke-width="0.053cm" svg:stroke-color="#ffffff" draw:marker-start-width="0.379cm" draw:marker-end-width="0.379cm" draw:fill="none" draw:textarea-horizontal-align="justify" draw:textarea-vertical-align="middle" draw:auto-grow-height="false" fo:min-height="1.25cm" fo:min-width="4.6cm" fo:padding-top="0.151cm" fo:padding-bottom="0.151cm" fo:padding-left="0.276cm" fo:padding-right="0.276cm"/>
    </style:style>
    <style:style style:name="gr33" style:family="graphic" style:parent-style-name="standard">
      <style:graphic-properties svg:stroke-width="0.053cm" svg:stroke-color="#ffffff" draw:marker-start-width="0.43cm" draw:marker-end-width="0.43cm" draw:textarea-vertical-align="middle" fo:padding-top="0.152cm" fo:padding-bottom="0.152cm" fo:padding-left="0.277cm" fo:padding-right="0.277cm"/>
    </style:style>
    <style:style style:name="gr34" style:family="graphic" style:parent-style-name="objectwithoutfill">
      <style:graphic-properties svg:stroke-width="0.053cm" svg:stroke-color="#ffffff" draw:marker-start-width="0.43cm" draw:marker-end-width="0.43cm" draw:fill="none" draw:textarea-vertical-align="middle" fo:padding-top="0.152cm" fo:padding-bottom="0.152cm" fo:padding-left="0.277cm" fo:padding-right="0.277cm"/>
    </style:style>
    <style:style style:name="gr35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2.514cm" fo:min-width="3.9cm" fo:padding-top="0.151cm" fo:padding-bottom="0.151cm" fo:padding-left="0.276cm" fo:padding-right="0.276cm"/>
    </style:style>
    <style:style style:name="gr36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2.514cm" fo:min-width="4.5cm" fo:padding-top="0.151cm" fo:padding-bottom="0.151cm" fo:padding-left="0.276cm" fo:padding-right="0.276cm"/>
    </style:style>
    <style:style style:name="gr37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2.462cm" fo:min-width="4.448cm" fo:padding-top="0.151cm" fo:padding-bottom="0.151cm" fo:padding-left="0.276cm" fo:padding-right="0.276cm"/>
    </style:style>
    <style:style style:name="gr38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7.198cm" fo:min-width="2.648cm" fo:padding-top="0.151cm" fo:padding-bottom="0.151cm" fo:padding-left="0.276cm" fo:padding-right="0.276cm"/>
    </style:style>
    <style:style style:name="gr39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0.667cm" fo:min-width="0cm" fo:padding-top="0.151cm" fo:padding-bottom="0.151cm" fo:padding-left="0.276cm" fo:padding-right="0.276cm"/>
    </style:style>
    <style:style style:name="gr40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0.825cm" fo:min-width="0cm" fo:padding-top="0.151cm" fo:padding-bottom="0.151cm" fo:padding-left="0.276cm" fo:padding-right="0.276cm"/>
    </style:style>
    <style:style style:name="gr41" style:family="graphic" style:parent-style-name="standard">
      <style:graphic-properties svg:stroke-width="0.053cm" svg:stroke-color="#ffffff" draw:marker-start-width="0.379cm" draw:marker-end-width="0.379cm" draw:fill="solid" draw:fill-color="#e6e6ff" draw:opacity="0%" draw:textarea-horizontal-align="justify" draw:textarea-vertical-align="middle" draw:auto-grow-height="false" fo:min-height="0.737cm" fo:min-width="9.2cm" fo:padding-top="0.151cm" fo:padding-bottom="0.151cm" fo:padding-left="0.276cm" fo:padding-right="0.276cm"/>
    </style:style>
    <style:style style:name="gr42" style:family="graphic" style:parent-style-name="standard">
      <style:graphic-properties svg:stroke-width="0.053cm" svg:stroke-color="#ffffff" draw:marker-start-width="0.379cm" draw:marker-end-width="0.379cm" draw:fill="solid" draw:fill-color="#e6e6ff" draw:opacity="0%" draw:textarea-horizontal-align="justify" draw:textarea-vertical-align="middle" draw:auto-grow-height="false" fo:min-height="0.737cm" fo:min-width="7.6cm" fo:padding-top="0.151cm" fo:padding-bottom="0.151cm" fo:padding-left="0.276cm" fo:padding-right="0.276cm"/>
    </style:style>
    <style:style style:name="gr43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0cm" fo:min-width="0.323cm" fo:padding-top="0.151cm" fo:padding-bottom="0.151cm" fo:padding-left="0.276cm" fo:padding-right="0.276cm"/>
    </style:style>
    <style:style style:name="gr44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0cm" fo:min-width="2.196cm" fo:padding-top="0.151cm" fo:padding-bottom="0.151cm" fo:padding-left="0.276cm" fo:padding-right="0.276cm"/>
    </style:style>
    <style:style style:name="gr45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0cm" fo:min-width="0.9cm" fo:padding-top="0.151cm" fo:padding-bottom="0.151cm" fo:padding-left="0.276cm" fo:padding-right="0.276cm"/>
    </style:style>
    <style:style style:name="gr46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0cm" fo:min-width="0.813cm" fo:padding-top="0.151cm" fo:padding-bottom="0.151cm" fo:padding-left="0.276cm" fo:padding-right="0.276cm"/>
    </style:style>
    <style:style style:name="gr47" style:family="graphic" style:parent-style-name="standard">
      <style:graphic-properties svg:stroke-width="0.053cm" svg:stroke-color="#ffffff" draw:marker-start-width="0.379cm" draw:marker-end-width="0.379cm" draw:fill="solid" draw:fill-color="#ffffff" draw:opacity="0%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48" style:family="graphic" style:parent-style-name="standard">
      <style:graphic-properties svg:stroke-width="0.053cm" svg:stroke-color="#000000" draw:marker-start-width="0.379cm" draw:marker-end-width="0.379cm" draw:fill-color="#000000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49" style:family="graphic" style:parent-style-name="objectwithoutfill">
      <style:graphic-properties svg:stroke-width="0.081cm" svg:stroke-color="#ffffff" draw:marker-start-width="0.472cm" draw:marker-end="Arrow" draw:marker-end-width="0.572cm" draw:fill="none" draw:fill-color="#000000" draw:textarea-vertical-align="middle" fo:padding-top="0.166cm" fo:padding-bottom="0.166cm" fo:padding-left="0.291cm" fo:padding-right="0.291cm" draw:shadow="hidden"/>
    </style:style>
    <style:style style:name="gr50" style:family="graphic" style:parent-style-name="standard">
      <style:graphic-properties svg:stroke-width="0.053cm" svg:stroke-color="#ffffff" draw:marker-start-width="0.379cm" draw:marker-end-width="0.379cm" draw:fill-color="#ffffff" draw:opacity="0%" draw:textarea-horizontal-align="justify" draw:textarea-vertical-align="middle" draw:auto-grow-height="false" fo:min-height="2.198cm" fo:min-width="20.448cm" fo:padding-top="0.151cm" fo:padding-bottom="0.151cm" fo:padding-left="0.276cm" fo:padding-right="0.276cm"/>
    </style:style>
    <style:style style:name="pr1" style:family="presentation" style:parent-style-name="lyt-brown-subtitle">
      <style:graphic-properties draw:stroke="solid" svg:stroke-width="0.05cm" svg:stroke-color="#ffffff" draw:marker-start-width="0.355cm" draw:marker-end-width="0.355cm" draw:fill-color="#ffffff" draw:auto-grow-height="true" fo:min-height="2.5cm" fo:padding-top="0.025cm" fo:padding-bottom="0.025cm" fo:padding-left="0.025cm" fo:padding-right="0.025cm"/>
    </style:style>
    <style:style style:name="pr2" style:family="presentation" style:parent-style-name="lyt-brown-notes">
      <style:graphic-properties draw:fill-color="#ffffff" draw:auto-grow-height="true" fo:min-height="13.364cm"/>
    </style:style>
    <style:style style:name="pr3" style:family="presentation" style:parent-style-name="eco-grey-title">
      <style:graphic-properties draw:fill="none" draw:fill-image-name="Empty" draw:fill-image-width="1cm" draw:fill-image-height="1cm" draw:auto-grow-height="true" fo:min-height="4.225cm"/>
    </style:style>
    <style:style style:name="pr4" style:family="presentation" style:parent-style-name="eco-grey-outline1" style:list-style-name="L3">
      <style:graphic-properties draw:auto-grow-height="true" fo:min-height="15.36cm"/>
    </style:style>
    <style:style style:name="pr5" style:family="presentation" style:parent-style-name="eco-grey-notes">
      <style:graphic-properties draw:fill-color="#ffffff" fo:min-height="13.114cm"/>
    </style:style>
    <style:style style:name="pr6" style:family="presentation" style:parent-style-name="eco-grey-title">
      <style:graphic-properties fo:min-height="3.506cm"/>
    </style:style>
    <style:style style:name="pr7" style:family="presentation" style:parent-style-name="eco-grey-notes">
      <style:graphic-properties draw:fill-color="#ffffff" fo:min-height="13.364cm"/>
    </style:style>
    <style:style style:name="pr8" style:family="presentation" style:parent-style-name="eco-grey-outline1">
      <style:graphic-properties fo:min-height="12.18cm"/>
    </style:style>
    <style:style style:name="P1" style:family="paragraph">
      <loext:graphic-properties draw:fill-color="#ffffff"/>
      <style:text-properties fo:font-size="32pt" fo:language="fr" fo:country="FR" style:text-underline-style="solid" style:text-underline-width="auto" style:text-underline-color="font-color" fo:font-weight="bold" style:font-weight-asian="bold" style:font-weight-complex="bold"/>
    </style:style>
    <style:style style:name="P2" style:family="paragraph">
      <loext:graphic-properties draw:fill="none" draw:fill-color="#ffffff"/>
      <style:text-properties fo:color="#ffffff" fo:font-size="24pt" fo:language="fr" fo:country="FR" fo:font-weight="bold" fo:background-color="transparent" style:font-size-asian="24pt" style:font-weight-asian="bold" style:font-size-complex="24pt" style:font-weight-complex="bold"/>
    </style:style>
    <style:style style:name="P3" style:family="paragraph">
      <style:paragraph-properties fo:margin-top="0cm" fo:margin-bottom="0cm"/>
    </style:style>
    <style:style style:name="P4" style:family="paragraph">
      <loext:graphic-properties draw:fill="none" draw:fill-color="#ffffff"/>
      <style:paragraph-properties fo:margin-top="0cm" fo:margin-bottom="0cm"/>
      <style:text-properties fo:language="fr" fo:country="FR"/>
    </style:style>
    <style:style style:name="P5" style:family="paragraph">
      <loext:graphic-properties draw:fill-color="#ffffff"/>
      <style:text-properties fo:font-size="20pt" fo:language="fr" fo:country="FR"/>
    </style:style>
    <style:style style:name="P6" style:family="paragraph">
      <loext:graphic-properties draw:fill="none" draw:fill-image-name="Empty" draw:fill-image-width="1cm" draw:fill-image-height="1cm"/>
      <style:text-properties fo:color="#ffffff" fo:language="fr" fo:country="FR" style:text-underline-style="solid" style:text-underline-width="auto" style:text-underline-color="font-color" fo:font-weight="bold" style:font-weight-asian="bold" style:font-weight-complex="bold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/>
      <style:text-properties fo:language="fr" fo:country="FR"/>
    </style:style>
    <style:style style:name="P9" style:family="paragraph">
      <loext:graphic-properties draw:fill-color="#ffffff" draw:opacity="0%"/>
      <style:paragraph-properties fo:text-align="center"/>
      <style:text-properties fo:language="fr" fo:country="FR"/>
    </style:style>
    <style:style style:name="P10" style:family="paragraph">
      <style:text-properties fo:color="#ffffff" style:font-name="PT Serif" fo:language="fr" fo:country="FR" fo:font-weight="bold" style:font-weight-asian="bold" style:font-weight-complex="bold"/>
    </style:style>
    <style:style style:name="P11" style:family="paragraph">
      <loext:graphic-properties draw:fill="none"/>
      <style:paragraph-properties fo:text-align="center"/>
      <style:text-properties fo:color="#ffffff" fo:language="fr" fo:country="FR"/>
    </style:style>
    <style:style style:name="P12" style:family="paragraph">
      <loext:graphic-properties draw:fill="none"/>
      <style:paragraph-properties fo:text-align="center"/>
      <style:text-properties fo:language="fr" fo:country="FR"/>
    </style:style>
    <style:style style:name="P13" style:family="paragraph">
      <loext:graphic-properties draw:fill-color="#ffffff"/>
      <style:text-properties fo:language="fr" fo:country="FR"/>
    </style:style>
    <style:style style:name="P14" style:family="paragraph">
      <style:text-properties fo:color="#ffffff" style:font-name="Georgia" fo:language="fr" fo:country="FR"/>
    </style:style>
    <style:style style:name="P15" style:family="paragraph">
      <loext:graphic-properties draw:fill-color="#ffffff" draw:opacity="0%"/>
      <style:paragraph-properties fo:text-align="center"/>
      <style:text-properties fo:color="#ffffff" fo:language="fr" fo:country="FR"/>
    </style:style>
    <style:style style:name="P16" style:family="paragraph">
      <loext:graphic-properties draw:fill="none" draw:fill-color="#ffffff"/>
      <style:text-properties fo:color="#ffffff" fo:font-size="13pt" fo:language="fr" fo:country="FR" style:font-size-asian="13pt" style:font-size-complex="13pt"/>
    </style:style>
    <style:style style:name="P17" style:family="paragraph">
      <loext:graphic-properties draw:fill="none" draw:fill-color="#ffffff"/>
      <style:text-properties fo:color="#ffffff" fo:language="fr" fo:country="FR"/>
    </style:style>
    <style:style style:name="P18" style:family="paragraph">
      <loext:graphic-properties draw:fill="none"/>
      <style:paragraph-properties fo:text-align="center"/>
      <style:text-properties fo:color="#ffffff" fo:font-size="14pt" fo:language="fr" fo:country="FR" style:font-size-asian="18pt" style:font-size-complex="18pt"/>
    </style:style>
    <style:style style:name="P19" style:family="paragraph">
      <style:paragraph-properties fo:text-align="center"/>
      <style:text-properties fo:language="fr" fo:country="FR"/>
    </style:style>
    <style:style style:name="P20" style:family="paragraph">
      <style:text-properties fo:color="#ffffff" style:font-name="Georgia" fo:font-size="32pt" fo:language="fr" fo:country="FR" style:font-size-asian="32pt" style:font-size-complex="32pt"/>
    </style:style>
    <style:style style:name="P21" style:family="paragraph">
      <loext:graphic-properties draw:fill="solid" draw:fill-color="#ffffff" draw:opacity="0%"/>
      <style:paragraph-properties fo:text-align="center"/>
      <style:text-properties fo:color="#ffffff" fo:language="fr" fo:country="FR"/>
    </style:style>
    <style:style style:name="P22" style:family="paragraph">
      <loext:graphic-properties draw:fill="solid" draw:fill-color="#ffffff" draw:opacity="0%"/>
      <style:paragraph-properties fo:text-align="center"/>
      <style:text-properties fo:color="#ffffff" fo:font-size="15pt" fo:language="fr" fo:country="FR" fo:font-style="normal" fo:font-weight="bold" style:font-style-asian="normal" style:font-weight-asian="bold" style:font-style-complex="normal" style:font-weight-complex="bold"/>
    </style:style>
    <style:style style:name="P23" style:family="paragraph">
      <loext:graphic-properties draw:fill="solid" draw:fill-color="#ffffff" draw:opacity="0%"/>
      <style:paragraph-properties fo:text-align="center"/>
      <style:text-properties fo:color="#ffffff" fo:font-size="15pt" fo:language="fr" fo:country="FR"/>
    </style:style>
    <style:style style:name="P24" style:family="paragraph">
      <loext:graphic-properties draw:fill="solid" draw:fill-color="#e6e6ff" draw:opacity="0%"/>
      <style:paragraph-properties fo:text-align="center"/>
      <style:text-properties fo:color="#ffffff" fo:language="fr" fo:country="FR" style:text-underline-style="solid" style:text-underline-width="auto" style:text-underline-color="#000000"/>
    </style:style>
    <style:style style:name="P25" style:family="paragraph">
      <loext:graphic-properties draw:fill="solid" draw:fill-color="#ffffff" draw:opacity="0%"/>
      <style:paragraph-properties fo:text-align="center"/>
      <style:text-properties fo:language="fr" fo:country="FR"/>
    </style:style>
    <style:style style:name="P26" style:family="paragraph">
      <loext:graphic-properties draw:fill-color="#000000"/>
      <style:paragraph-properties fo:text-align="center"/>
      <style:text-properties fo:color="#ffffff" fo:language="fr" fo:country="FR"/>
    </style:style>
    <style:style style:name="P27" style:family="paragraph">
      <loext:graphic-properties draw:fill="none" draw:fill-color="#000000"/>
      <style:paragraph-properties fo:text-align="center"/>
      <style:text-properties fo:color="#ffffff" fo:language="fr" fo:country="FR"/>
    </style:style>
    <style:style style:name="P28" style:family="paragraph">
      <style:text-properties fo:color="#ffffff" style:text-underline-style="solid" style:text-underline-width="auto" style:text-underline-color="font-color"/>
    </style:style>
    <style:style style:name="P29" style:family="paragraph">
      <loext:graphic-properties draw:fill-color="#ffffff"/>
    </style:style>
    <style:style style:name="T1" style:family="text">
      <style:text-properties fo:font-size="32pt" fo:language="fr" fo:country="FR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color="#ffffff" fo:font-size="24pt" fo:language="fr" fo:country="FR" fo:font-weight="bold" fo:background-color="transparent" style:font-size-asian="24pt" style:font-weight-asian="bold" style:font-size-complex="24pt" style:font-weight-complex="bold"/>
    </style:style>
    <style:style style:name="T3" style:family="text">
      <style:text-properties fo:color="#ffffff" fo:font-size="26pt" fo:language="fr" fo:country="FR" fo:font-weight="bold" style:font-size-asian="26pt" style:font-weight-asian="bold" style:font-size-complex="26pt" style:font-weight-complex="bold"/>
    </style:style>
    <style:style style:name="T4" style:family="text">
      <style:text-properties fo:language="fr" fo:country="FR"/>
    </style:style>
    <style:style style:name="T5" style:family="text">
      <style:text-properties fo:color="#ffffff" fo:language="fr" fo:country="FR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font-size="32pt" fo:language="fr" fo:country="FR"/>
    </style:style>
    <style:style style:name="T7" style:family="text">
      <style:text-properties fo:color="#ffffff" fo:font-size="32pt" fo:language="fr" fo:country="FR"/>
    </style:style>
    <style:style style:name="T8" style:family="text">
      <style:text-properties fo:color="#ffffff" style:font-name="PT Serif" fo:language="fr" fo:country="FR" fo:font-weight="bold" style:font-weight-asian="bold" style:font-weight-complex="bold"/>
    </style:style>
    <style:style style:name="T9" style:family="text">
      <style:text-properties fo:color="#ffffff" fo:language="fr" fo:country="FR"/>
    </style:style>
    <style:style style:name="T10" style:family="text">
      <style:text-properties fo:color="#ffffff" style:font-name="Georgia" fo:font-size="44pt" fo:language="fr" fo:country="FR" style:font-size-asian="44pt" style:font-size-complex="44pt"/>
    </style:style>
    <style:style style:name="T11" style:family="text">
      <style:text-properties fo:color="#ffffff" fo:font-size="13pt" fo:language="fr" fo:country="FR" style:font-size-asian="13pt" style:font-size-complex="13pt"/>
    </style:style>
    <style:style style:name="T12" style:family="text">
      <style:text-properties fo:color="#ffffff" fo:font-size="14pt" fo:language="fr" fo:country="FR" style:font-size-asian="18pt" style:font-size-complex="18pt"/>
    </style:style>
    <style:style style:name="T13" style:family="text">
      <style:text-properties fo:color="#ffffff" style:font-name="Georgia" fo:font-size="32pt" fo:language="fr" fo:country="FR" style:font-size-asian="32pt" style:font-size-complex="32pt"/>
    </style:style>
    <style:style style:name="T14" style:family="text">
      <style:text-properties fo:color="#ffffff" fo:font-size="15pt" fo:language="fr" fo:country="FR"/>
    </style:style>
    <style:style style:name="T15" style:family="text">
      <style:text-properties fo:color="#ffffff" fo:font-size="18pt" fo:language="fr" fo:country="FR" style:font-size-asian="18pt" style:font-size-complex="18pt"/>
    </style:style>
    <style:style style:name="T16" style:family="text">
      <style:text-properties fo:color="#ffffff" fo:language="fr" fo:country="FR" style:text-underline-style="solid" style:text-underline-width="auto" style:text-underline-color="#000000"/>
    </style:style>
    <style:style style:name="T17" style:family="text">
      <style:text-properties fo:color="#ffffff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lyt-brown" presentation:presentation-page-layout-name="AL1T32">
        <office:forms form:automatic-focus="false" form:apply-design-mode="false"/>
        <draw:frame presentation:style-name="pr1" draw:text-style-name="P1" draw:layer="layout" svg:width="12.199cm" svg:height="2.55cm" svg:x="7.301cm" svg:y="0.475cm" presentation:class="subtitle" presentation:user-transformed="true">
          <draw:text-box>
            <text:p><text:span text:style-name="T1">WAVE MIRROR</text:span></text:p>
          </draw:text-box>
        </draw:frame>
        <draw:frame draw:style-name="gr1" draw:text-style-name="P2" draw:layer="layout" svg:width="6cm" svg:height="2.139cm" svg:x="22cm" svg:y="0cm">
          <draw:text-box>
            <text:p><text:span text:style-name="T2">PROJET SSI:</text:span></text:p>
            <text:p><text:span text:style-name="T2">2018-2019</text:span></text:p>
          </draw:text-box>
        </draw:frame>
        <draw:frame draw:style-name="gr2" draw:text-style-name="P4" draw:layer="layout" svg:width="14cm" svg:height="6.059cm" svg:x="0cm" svg:y="16cm">
          <draw:text-box>
            <text:list text:style-name="L1">
              <text:list-header>
                <text:p text:style-name="P3"><text:span text:style-name="T3">FERRERE Guillyann</text:span></text:p>
                <text:p text:style-name="P3"><text:span text:style-name="T3">PAUSE Julien</text:span></text:p>
                <text:p text:style-name="P3"><text:span text:style-name="T3">GRONDIN Guillaume</text:span></text:p>
                <text:p text:style-name="P3"><text:span text:style-name="T3">RALAMBOARIVONY Teddy</text:span></text:p>
              </text:list-header>
            </text:list>
            <text:p><text:span text:style-name="T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eco-grey" presentation:presentation-page-layout-name="AL2T1">
        <office:forms form:automatic-focus="false" form:apply-design-mode="false"/>
        <draw:frame presentation:style-name="pr3" draw:text-style-name="P6" draw:layer="layout" svg:width="25.199cm" svg:height="4.225cm" svg:x="1.4cm" svg:y="0.478cm" presentation:class="title" presentation:user-transformed="true">
          <draw:text-box>
            <text:p><text:span text:style-name="T5"><text:line-break/></text:span><text:span text:style-name="T5">Problématique :</text:span></text:p>
          </draw:text-box>
        </draw:frame>
        <draw:frame presentation:style-name="pr4" draw:text-style-name="P8" draw:layer="layout" svg:width="28cm" svg:height="15.36cm" svg:x="0cm" svg:y="5.5cm" presentation:class="outline" presentation:user-transformed="true">
          <draw:text-box>
            <text:p><text:span text:style-name="T6"/></text:p>
            <text:p><text:span text:style-name="T6"/></text:p>
            <text:p><text:span text:style-name="T6"/></text:p>
            <text:p text:style-name="P7"><text:span text:style-name="T7">Comment projeter une image en temps réel en utilisant des cylindres de couleurs contrastées ?</text:span></text:p>
          </draw:text-box>
        </draw:frame>
        <draw:custom-shape draw:style-name="gr4" draw:text-style-name="P9" draw:layer="layout" svg:width="14.5cm" svg:height="3cm" svg:x="6.5cm" svg:y="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eco-grey" presentation:presentation-page-layout-name="AL2T1">
        <office:forms form:automatic-focus="false" form:apply-design-mode="false"/>
        <draw:frame presentation:style-name="pr6" draw:text-style-name="P10" draw:layer="layout" svg:width="25.199cm" svg:height="3.506cm" svg:x="1.4cm" svg:y="0.837cm" presentation:class="title" presentation:user-transformed="true">
          <draw:text-box>
            <text:p><text:span text:style-name="T8">Bête à cornes</text:span></text:p>
          </draw:text-box>
        </draw:frame>
        <draw:custom-shape draw:style-name="gr5" draw:text-style-name="P11" xml:id="id1" draw:id="id1" draw:layer="layout" svg:width="5.718cm" svg:height="3.734cm" svg:x="5.5cm" svg:y="4cm">
          <text:p text:style-name="P7"><text:span text:style-name="T9">Utilisateu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1" xml:id="id2" draw:id="id2" draw:layer="layout" svg:width="5.718cm" svg:height="3.734cm" svg:x="16.282cm" svg:y="4.087cm">
          <text:p text:style-name="P7"><text:span text:style-name="T9">Sujet réfléch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1" draw:layer="layout" svg:width="10.875cm" svg:height="5.992cm" svg:x="8.969cm" svg:y="9.384cm">
          <text:p text:style-name="P7"><text:span text:style-name="T9">Wave Mirr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1" draw:layer="layout" svg:width="12.843cm" svg:height="2.779cm" svg:x="8.032cm" svg:y="17.721cm">
          <text:p text:style-name="P7"><text:span text:style-name="T9">Refléter une silhouette en temps réel</text:span></text:p>
          <draw:enhanced-geometry svg:viewBox="0 0 21600 21600" draw:type="rectangle" draw:enhanced-path="M 0 0 L 21600 0 21600 21600 0 21600 0 0 Z N"/>
        </draw:custom-shape>
        <draw:connector draw:style-name="gr8" draw:text-style-name="P12" draw:layer="layout" draw:type="curve" draw:line-skew="1.452cm" svg:x1="8.359cm" svg:y1="7.734cm" svg:x2="19.141cm" svg:y2="7.821cm" draw:start-shape="id1" draw:start-glue-point="8" draw:end-shape="id2" draw:end-glue-point="8" svg:d="M8359 7734c0 3100 10782 3057 10782 87" svg:viewBox="0 0 10783 2321">
          <text:p/>
        </draw:connector>
        <draw:path draw:style-name="gr9" draw:text-style-name="P12" draw:layer="layout" svg:width="6.954cm" svg:height="7.515cm" draw:transform="skewX (0.0698131700797732) rotate (-0.963945345876469) translate (18.53125cm 8.86315789473684cm)" svg:viewBox="0 0 6955 7516" svg:d="M0 0h4440c4439 2 1651 7516 1651 7516">
          <text:p/>
        </draw:path>
        <draw:custom-shape draw:style-name="gr10" draw:text-style-name="P9" draw:layer="layout" svg:width="14.5cm" svg:height="2cm" svg:x="6.5cm" svg:y="1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eco-grey" presentation:presentation-page-layout-name="AL2T1">
        <office:forms form:automatic-focus="false" form:apply-design-mode="false"/>
        <draw:frame presentation:style-name="pr6" draw:text-style-name="P14" draw:layer="layout" svg:width="25.199cm" svg:height="3.506cm" svg:x="1.5cm" svg:y="0.5cm" presentation:class="title" presentation:user-transformed="true">
          <draw:text-box>
            <text:p><text:span text:style-name="T10">Diagramme pieuvre</text:span></text:p>
          </draw:text-box>
        </draw:frame>
        <draw:custom-shape draw:style-name="gr11" draw:text-style-name="P15" draw:layer="layout" svg:width="7.2cm" svg:height="2.6cm" svg:x="10.001cm" svg:y="8.201cm">
          <text:p text:style-name="P7"><text:span text:style-name="T9">Wave mirr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xml:id="id3" draw:id="id3" draw:layer="layout" svg:width="5.901cm" svg:height="2cm" svg:x="1.5cm" svg:y="4cm">
          <text:p text:style-name="P7"><text:span text:style-name="T9">Utilisateu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5" draw:layer="layout" svg:width="5.399cm" svg:height="2.401cm" svg:x="19.601cm" svg:y="4cm">
          <text:p text:style-name="P7"><text:span text:style-name="T9">Energi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5" xml:id="id4" draw:id="id4" draw:layer="layout" svg:width="7cm" svg:height="2cm" svg:x="1cm" svg:y="11cm">
          <text:p text:style-name="P7"><text:span text:style-name="T9">Environme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5" draw:layer="layout" svg:width="5.967cm" svg:height="1.799cm" svg:x="19.033cm" svg:y="11.201cm">
          <text:p text:style-name="P7"><text:span text:style-name="T9">Suppo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6" draw:layer="layout" svg:width="1.366cm" svg:height="0.755cm" svg:x="18.401cm" svg:y="5.601cm">
          <draw:text-box>
            <text:p><text:span text:style-name="T11">FC2</text:span></text:p>
          </draw:text-box>
        </draw:frame>
        <draw:frame draw:style-name="gr16" draw:text-style-name="P16" draw:layer="layout" svg:width="1.366cm" svg:height="0.755cm" svg:x="19.235cm" svg:y="10.446cm">
          <draw:text-box>
            <text:p><text:span text:style-name="T11">FC3</text:span></text:p>
          </draw:text-box>
        </draw:frame>
        <draw:frame draw:style-name="gr16" draw:text-style-name="P16" draw:layer="layout" svg:width="1.366cm" svg:height="0.755cm" svg:x="6.635cm" svg:y="10.446cm">
          <draw:text-box>
            <text:p><text:span text:style-name="T11">FC4</text:span></text:p>
          </draw:text-box>
        </draw:frame>
        <draw:connector draw:style-name="gr9" draw:text-style-name="P11" draw:layer="layout" draw:type="curve" draw:line-skew="2.199cm" svg:x1="7.401cm" svg:y1="5cm" svg:x2="8cm" svg:y2="12cm" draw:start-shape="id3" draw:start-glue-point="10" draw:end-shape="id4" draw:end-glue-point="10" svg:d="M7401 5000c4989 0 4689 7000 599 7000" svg:viewBox="0 0 3706 7001">
          <text:p/>
        </draw:connector>
        <draw:frame draw:style-name="gr16" draw:text-style-name="P16" draw:layer="layout" svg:width="1.366cm" svg:height="0.755cm" svg:x="6.201cm" svg:y="6.401cm">
          <draw:text-box>
            <text:p><text:span text:style-name="T11">FC1</text:span></text:p>
          </draw:text-box>
        </draw:frame>
        <draw:frame draw:style-name="gr17" draw:text-style-name="P16" draw:layer="layout" svg:width="1.34cm" svg:height="0.755cm" svg:x="8.601cm" svg:y="4.601cm">
          <draw:text-box>
            <text:p><text:span text:style-name="T11">FP1</text:span></text:p>
          </draw:text-box>
        </draw:frame>
        <draw:line draw:style-name="gr9" draw:text-style-name="P11" draw:layer="layout" svg:x1="7cm" svg:y1="5.5cm" svg:x2="10.5cm" svg:y2="9cm">
          <text:p/>
        </draw:line>
        <draw:line draw:style-name="gr9" draw:text-style-name="P11" draw:layer="layout" svg:x1="20.001cm" svg:y1="6.001cm" svg:x2="16cm" svg:y2="8.5cm">
          <text:p/>
        </draw:line>
        <draw:line draw:style-name="gr9" draw:text-style-name="P11" draw:layer="layout" svg:x1="19.401cm" svg:y1="11.601cm" svg:x2="17.001cm" svg:y2="10.001cm">
          <text:p/>
        </draw:line>
        <draw:line draw:style-name="gr18" draw:text-style-name="P11" draw:layer="layout" svg:x1="10cm" svg:y1="9.5cm" svg:x2="7.5cm" svg:y2="11.5cm">
          <text:p/>
        </draw:line>
        <draw:frame draw:style-name="gr19" draw:text-style-name="P17" draw:layer="layout" svg:width="15.821cm" svg:height="1.315cm" svg:x="1.001cm" svg:y="14.6cm">
          <draw:text-box>
            <text:p><text:span text:style-name="T9">FP1 : Refléter une silhouette en temps réel</text:span></text:p>
          </draw:text-box>
        </draw:frame>
        <draw:frame draw:style-name="gr20" draw:text-style-name="P17" draw:layer="layout" svg:width="16.499cm" svg:height="1.315cm" svg:x="1.001cm" svg:y="15.491cm">
          <draw:text-box>
            <text:p><text:span text:style-name="T9">FC1 : Permettre à l’utilisateur de se voir sur un miroir <text:s text:c="2"/></text:span></text:p>
          </draw:text-box>
        </draw:frame>
        <draw:frame draw:style-name="gr21" draw:text-style-name="P17" draw:layer="layout" svg:width="15.065cm" svg:height="1.315cm" svg:x="1.001cm" svg:y="17.209cm">
          <draw:text-box>
            <text:p><text:span text:style-name="T9">FC3 : Utiliser un support cylindriques contrastés <text:s text:c="2"/></text:span></text:p>
          </draw:text-box>
        </draw:frame>
        <draw:frame draw:style-name="gr22" draw:text-style-name="P17" draw:layer="layout" svg:width="13.881cm" svg:height="1.315cm" svg:x="1.001cm" svg:y="16.394cm">
          <draw:text-box>
            <text:p><text:span text:style-name="T9">FC2 : Utiliser une source d’énergie électrique </text:span></text:p>
          </draw:text-box>
        </draw:frame>
        <draw:frame draw:style-name="gr23" draw:text-style-name="P17" draw:layer="layout" svg:width="13.265cm" svg:height="1.315cm" svg:x="1.001cm" svg:y="18.185cm">
          <draw:text-box>
            <text:p><text:span text:style-name="T9">FC4 : Être dans un espace éclairer intérieur</text:span></text:p>
          </draw:text-box>
        </draw:frame>
        <draw:custom-shape draw:style-name="gr24" draw:text-style-name="P9" draw:layer="layout" svg:width="15cm" svg:height="2.5cm" svg:x="6.5cm" svg:y="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eco-grey" presentation:presentation-page-layout-name="AL2T1">
        <office:forms form:automatic-focus="false" form:apply-design-mode="false"/>
        <draw:frame presentation:style-name="pr6" draw:text-style-name="P14" draw:layer="layout" svg:width="25.199cm" svg:height="3.506cm" svg:x="1.5cm" svg:y="0.698cm" presentation:class="title" presentation:user-transformed="true">
          <draw:text-box>
            <text:p><text:span text:style-name="T10">Diagramme FAST</text:span></text:p>
          </draw:text-box>
        </draw:frame>
        <draw:custom-shape draw:style-name="gr25" draw:text-style-name="P18" xml:id="id5" draw:id="id5" draw:layer="layout" svg:width="4.975cm" svg:height="1.401cm" svg:x="2.025cm" svg:y="4.799cm">
          <text:p text:style-name="P7"><text:span text:style-name="T12">Refléter une</text:span></text:p>
          <text:p text:style-name="P7"><text:span text:style-name="T12"><text:s/></text:span><text:span text:style-name="T12">silhouet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11" xml:id="id7" draw:id="id7" draw:layer="layout" svg:width="5cm" svg:height="1.4cm" svg:x="14cm" svg:y="4.8cm">
          <text:p text:style-name="P7"><text:span text:style-name="T12">Capturer</text:span><text:span text:style-name="T9"> </text:span><text:span text:style-name="T12">l’image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xml:id="id10" draw:id="id10" draw:layer="layout" svg:width="5cm" svg:height="1.4cm" svg:x="14cm" svg:y="6.8cm">
          <text:p text:style-name="P7"><text:span text:style-name="T12">Traiter l’image</text:span></text:p>
          <draw:enhanced-geometry svg:viewBox="0 0 21600 21600" draw:type="rectangle" draw:enhanced-path="M 0 0 L 21600 0 21600 21600 0 21600 0 0 Z N"/>
        </draw:custom-shape>
        <draw:custom-shape draw:style-name="gr26" draw:text-style-name="P11" xml:id="id8" draw:id="id8" draw:layer="layout" svg:width="5cm" svg:height="1.4cm" svg:x="20cm" svg:y="4.8cm">
          <text:p text:style-name="P7"><text:span text:style-name="T12">Camera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5cm" svg:height="1.4cm" svg:x="20cm" svg:y="6.8cm">
          <text:p text:style-name="P7"><text:span text:style-name="T12">Raspberry Pi</text:span></text:p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5cm" svg:height="1.6cm" svg:x="8cm" svg:y="8.8cm">
          <text:p text:style-name="P7"><text:span text:style-name="T12">Commander les </text:span></text:p>
          <text:p text:style-name="P7"><text:span text:style-name="T12">servo-moteurs</text:span></text:p>
          <draw:enhanced-geometry svg:viewBox="0 0 21600 21600" draw:type="rectangle" draw:enhanced-path="M 0 0 L 21600 0 21600 21600 0 21600 0 0 Z N"/>
        </draw:custom-shape>
        <draw:custom-shape draw:style-name="gr27" draw:text-style-name="P18" draw:layer="layout" svg:width="5cm" svg:height="1.6cm" svg:x="20cm" svg:y="8.8cm">
          <text:p text:style-name="P7"><text:span text:style-name="T12">Communication </text:span></text:p>
          <text:p text:style-name="P7"><text:span text:style-name="T12">I2C</text:span></text:p>
          <text:p text:style-name="P7"><text:span text:style-name="T12">Rasp. - Arduino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xml:id="id6" draw:id="id6" draw:layer="layout" svg:width="5cm" svg:height="1.4cm" svg:x="8cm" svg:y="4.8cm">
          <text:p text:style-name="P7"><text:span text:style-name="T12">Récupérer l’image</text:span></text:p>
          <text:p text:style-name="P7"><text:span text:style-name="T12">à afficher</text:span></text:p>
          <draw:enhanced-geometry svg:viewBox="0 0 21600 21600" draw:type="rectangle" draw:enhanced-path="M 0 0 L 21600 0 21600 21600 0 21600 0 0 Z N"/>
        </draw:custom-shape>
        <draw:custom-shape draw:style-name="gr28" draw:text-style-name="P18" draw:layer="layout" svg:width="5cm" svg:height="1.8cm" svg:x="14cm" svg:y="8.775cm">
          <text:p text:style-name="P7"><text:span text:style-name="T12">Récupérer informations</text:span></text:p>
          <text:p text:style-name="P7"><text:span text:style-name="T12">image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xml:id="id12" draw:id="id12" draw:layer="layout" svg:width="5cm" svg:height="1.4cm" svg:x="14cm" svg:y="11cm">
          <text:p text:style-name="P7"><text:span text:style-name="T12">Traiter les </text:span></text:p>
          <text:p text:style-name="P7"><text:span text:style-name="T12">informations</text:span></text:p>
          <draw:enhanced-geometry svg:viewBox="0 0 21600 21600" draw:type="rectangle" draw:enhanced-path="M 0 0 L 21600 0 21600 21600 0 21600 0 0 Z N"/>
        </draw:custom-shape>
        <draw:custom-shape draw:style-name="gr26" draw:text-style-name="P18" draw:layer="layout" svg:width="5cm" svg:height="1.4cm" svg:x="20cm" svg:y="11cm">
          <text:p text:style-name="P7"><text:span text:style-name="T12">Arduino</text:span></text:p>
          <draw:enhanced-geometry svg:viewBox="0 0 21600 21600" draw:type="rectangle" draw:enhanced-path="M 0 0 L 21600 0 21600 21600 0 21600 0 0 Z N"/>
        </draw:custom-shape>
        <draw:custom-shape draw:style-name="gr27" draw:text-style-name="P18" xml:id="id13" draw:id="id13" draw:layer="layout" svg:width="5cm" svg:height="1.6cm" svg:x="14cm" svg:y="13cm">
          <text:p text:style-name="P7"><text:span text:style-name="T12">Envoyer Infos</text:span></text:p>
          <text:p text:style-name="P7"><text:span text:style-name="T12">servo-moteurs</text:span></text:p>
          <draw:enhanced-geometry svg:viewBox="0 0 21600 21600" draw:type="rectangle" draw:enhanced-path="M 0 0 L 21600 0 21600 21600 0 21600 0 0 Z N"/>
        </draw:custom-shape>
        <draw:custom-shape draw:style-name="gr29" draw:text-style-name="P11" draw:layer="layout" svg:width="4.9cm" svg:height="1.6cm" svg:x="20cm" svg:y="13cm">
          <text:p text:style-name="P7"><text:span text:style-name="T12">Communication</text:span></text:p>
          <text:p text:style-name="P7"><text:span text:style-name="T12">I2C</text:span></text:p>
          <text:p text:style-name="P7"><text:span text:style-name="T12">Arduino – Serv</text:span><text:span text:style-name="T9">.</text:span></text:p>
          <draw:enhanced-geometry svg:viewBox="0 0 21600 21600" draw:type="rectangle" draw:enhanced-path="M 0 0 L 21600 0 21600 21600 0 21600 0 0 Z N"/>
        </draw:custom-shape>
        <draw:custom-shape draw:style-name="gr30" draw:text-style-name="P18" draw:layer="layout" svg:width="5cm" svg:height="1.5cm" svg:x="8cm" svg:y="15.2cm">
          <text:p text:style-name="P7"><text:span text:style-name="T12">Afficher l’image</text:span></text:p>
          <draw:enhanced-geometry svg:viewBox="0 0 21600 21600" draw:type="rectangle" draw:enhanced-path="M 0 0 L 21600 0 21600 21600 0 21600 0 0 Z N"/>
        </draw:custom-shape>
        <draw:custom-shape draw:style-name="gr31" draw:text-style-name="P18" draw:layer="layout" svg:width="5.025cm" svg:height="1.475cm" svg:x="14cm" svg:y="15.225cm">
          <text:p text:style-name="P7"><text:span text:style-name="T12">Faire tourner </text:span></text:p>
          <text:p text:style-name="P7"><text:span text:style-name="T12">les cylindr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8" draw:layer="layout" svg:width="5.1cm" svg:height="1.5cm" svg:x="19.9cm" svg:y="15.2cm">
          <text:p text:style-name="P7"><text:span text:style-name="T12">Servo-moteurs</text:span></text:p>
          <draw:enhanced-geometry svg:viewBox="0 0 21600 21600" draw:type="rectangle" draw:enhanced-path="M 0 0 L 21600 0 21600 21600 0 21600 0 0 Z N"/>
        </draw:custom-shape>
        <draw:custom-shape draw:style-name="gr27" draw:text-style-name="P18" xml:id="id15" draw:id="id15" draw:layer="layout" svg:width="5cm" svg:height="1.6cm" svg:x="14cm" svg:y="17.4cm">
          <text:p text:style-name="P7"><text:span text:style-name="T12">Reproduire l’im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8" draw:layer="layout" svg:width="5cm" svg:height="1.6cm" svg:x="19.9cm" svg:y="17.4cm">
          <text:p text:style-name="P7"><text:span text:style-name="T12">Cylindres</text:span></text:p>
          <text:p text:style-name="P7"><text:span text:style-name="T12">contrastées</text:span></text:p>
          <draw:enhanced-geometry svg:viewBox="0 0 21600 21600" draw:type="rectangle" draw:enhanced-path="M 0 0 L 21600 0 21600 21600 0 21600 0 0 Z N"/>
        </draw:custom-shape>
        <draw:connector draw:style-name="gr33" draw:text-style-name="P19" draw:layer="layout" svg:x1="7cm" svg:y1="5.499cm" svg:x2="8cm" svg:y2="5.5cm" draw:start-shape="id5" draw:start-glue-point="1" draw:end-shape="id6" draw:end-glue-point="3" svg:d="M7000 5499h500v1h500" svg:viewBox="0 0 1001 2">
          <text:p/>
        </draw:connector>
        <draw:connector draw:style-name="gr33" draw:text-style-name="P19" xml:id="id9" draw:id="id9" draw:layer="layout" svg:x1="13cm" svg:y1="5.5cm" svg:x2="14cm" svg:y2="5.5cm" draw:start-shape="id6" draw:start-glue-point="1" draw:end-shape="id7" draw:end-glue-point="3" svg:d="M13000 5500h1000" svg:viewBox="0 0 1001 1">
          <text:p/>
        </draw:connector>
        <draw:connector draw:style-name="gr33" draw:text-style-name="P19" draw:layer="layout" svg:x1="19cm" svg:y1="5.5cm" svg:x2="20cm" svg:y2="5.5cm" draw:start-shape="id7" draw:start-glue-point="1" draw:end-shape="id8" draw:end-glue-point="3" svg:d="M19000 5500h1000" svg:viewBox="0 0 1001 1">
          <text:p/>
        </draw:connector>
        <draw:line draw:style-name="gr34" draw:text-style-name="P12" xml:id="id11" draw:id="id11" draw:layer="layout" svg:x1="13cm" svg:y1="9.8cm" svg:x2="14cm" svg:y2="9.8cm">
          <text:p/>
        </draw:line>
        <draw:line draw:style-name="gr34" draw:text-style-name="P12" draw:layer="layout" svg:x1="19cm" svg:y1="9.8cm" svg:x2="20cm" svg:y2="9.8cm">
          <text:p/>
        </draw:line>
        <draw:line draw:style-name="gr34" draw:text-style-name="P12" draw:layer="layout" svg:x1="19cm" svg:y1="11.8cm" svg:x2="20cm" svg:y2="11.8cm">
          <text:p/>
        </draw:line>
        <draw:line draw:style-name="gr34" draw:text-style-name="P12" draw:layer="layout" svg:x1="19cm" svg:y1="13.8cm" svg:x2="20cm" svg:y2="13.8cm">
          <text:p/>
        </draw:line>
        <draw:line draw:style-name="gr34" draw:text-style-name="P12" xml:id="id14" draw:id="id14" draw:layer="layout" svg:x1="13cm" svg:y1="16cm" svg:x2="14cm" svg:y2="16cm">
          <text:p/>
        </draw:line>
        <draw:line draw:style-name="gr34" draw:text-style-name="P12" draw:layer="layout" svg:x1="19cm" svg:y1="18.3cm" svg:x2="19.9cm" svg:y2="18.3cm">
          <text:p/>
        </draw:line>
        <draw:line draw:style-name="gr34" draw:text-style-name="P12" draw:layer="layout" svg:x1="19cm" svg:y1="15.9cm" svg:x2="19.9cm" svg:y2="15.9cm">
          <text:p/>
        </draw:line>
        <draw:line draw:style-name="gr34" draw:text-style-name="P12" draw:layer="layout" svg:x1="10.5cm" svg:y1="6.2cm" svg:x2="10.5cm" svg:y2="8.8cm">
          <text:p/>
        </draw:line>
        <draw:line draw:style-name="gr34" draw:text-style-name="P12" draw:layer="layout" svg:x1="10.5cm" svg:y1="10.4cm" svg:x2="10.5cm" svg:y2="15.2cm">
          <text:p/>
        </draw:line>
        <draw:connector draw:style-name="gr33" draw:text-style-name="P19" draw:layer="layout" draw:line-skew="1.05cm" svg:x1="13.5cm" svg:y1="5.5cm" svg:x2="14cm" svg:y2="7.5cm" draw:start-shape="id9" draw:start-glue-point="0" draw:end-shape="id10" draw:end-glue-point="3" svg:d="M13500 5500h23v2000h477" svg:viewBox="0 0 501 2001">
          <text:p/>
        </draw:connector>
        <draw:connector draw:style-name="gr33" draw:text-style-name="P19" draw:layer="layout" draw:line-skew="1.05cm" svg:x1="13.5cm" svg:y1="9.8cm" svg:x2="14cm" svg:y2="11.7cm" draw:start-shape="id11" draw:start-glue-point="0" draw:end-shape="id12" draw:end-glue-point="3" svg:d="M13500 9800h23v1900h477" svg:viewBox="0 0 501 1901">
          <text:p/>
        </draw:connector>
        <draw:connector draw:style-name="gr33" draw:text-style-name="P19" draw:layer="layout" draw:line-skew="1.05cm" svg:x1="13.5cm" svg:y1="9.8cm" svg:x2="14cm" svg:y2="13.8cm" draw:start-shape="id11" draw:start-glue-point="0" draw:end-shape="id13" draw:end-glue-point="3" svg:d="M13500 9800h23v4000h477" svg:viewBox="0 0 501 4001">
          <text:p/>
        </draw:connector>
        <draw:connector draw:style-name="gr33" draw:text-style-name="P19" draw:layer="layout" draw:line-skew="1.05cm" svg:x1="13.5cm" svg:y1="16cm" svg:x2="14cm" svg:y2="18.2cm" draw:start-shape="id14" draw:start-glue-point="0" draw:end-shape="id15" draw:end-glue-point="3" svg:d="M13500 16000h23v2200h477" svg:viewBox="0 0 501 2201">
          <text:p/>
        </draw:connector>
        <draw:line draw:style-name="gr34" draw:text-style-name="P12" draw:layer="layout" svg:x1="19cm" svg:y1="7.4cm" svg:x2="20cm" svg:y2="7.4cm">
          <text:p/>
        </draw:line>
        <draw:custom-shape draw:style-name="gr10" draw:text-style-name="P9" draw:layer="layout" svg:width="14.5cm" svg:height="2cm" svg:x="6.533cm" svg:y="1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eco-grey" presentation:presentation-page-layout-name="AL2T1">
        <office:forms form:automatic-focus="false" form:apply-design-mode="false"/>
        <draw:frame presentation:style-name="pr6" draw:text-style-name="P20" draw:layer="layout" svg:width="25.199cm" svg:height="3.506cm" svg:x="1.5cm" svg:y="0.994cm" presentation:class="title" presentation:user-transformed="true">
          <draw:text-box>
            <text:p><text:span text:style-name="T13">Chaîne d’information et chaîne d’énergie</text:span></text:p>
          </draw:text-box>
        </draw:frame>
        <draw:custom-shape draw:style-name="gr35" draw:text-style-name="P21" draw:layer="layout" svg:width="4.4cm" svg:height="2.764cm" svg:x="2.1cm" svg:y="7.369cm">
          <text:p text:style-name="P7"><text:span text:style-name="T9">ACQUÉRIR :</text:span></text:p>
          <text:p text:style-name="P7"><text:span text:style-name="T9"/></text:p>
          <text:p text:style-name="P7"><text:span text:style-name="T9">Caméra</text:span></text:p>
          <draw:enhanced-geometry svg:viewBox="0 0 21600 21600" draw:type="rectangle" draw:enhanced-path="M 0 0 L 21600 0 21600 21600 0 21600 0 0 Z N"/>
        </draw:custom-shape>
        <draw:custom-shape draw:style-name="gr35" draw:text-style-name="P21" draw:layer="layout" svg:width="4.4cm" svg:height="2.764cm" svg:x="8cm" svg:y="7.369cm">
          <text:p text:style-name="P7"><text:span text:style-name="T9">TRAITER :</text:span></text:p>
          <text:p text:style-name="P7"><text:span text:style-name="T9"/></text:p>
          <text:p text:style-name="P7"><text:span text:style-name="T9">Raspberry PI</text:span></text:p>
          <draw:enhanced-geometry svg:viewBox="0 0 21600 21600" draw:type="rectangle" draw:enhanced-path="M 0 0 L 21600 0 21600 21600 0 21600 0 0 Z N"/>
        </draw:custom-shape>
        <draw:custom-shape draw:style-name="gr36" draw:text-style-name="P22" draw:layer="layout" svg:width="5cm" svg:height="2.764cm" svg:x="20cm" svg:y="7.369cm">
          <text:p text:style-name="P7"><text:span text:style-name="T14">COMMUNIQUER :</text:span></text:p>
          <text:p text:style-name="P7"><text:span text:style-name="T14"/></text:p>
          <text:p text:style-name="P7"><text:span text:style-name="T14">Port série</text:span></text:p>
          <draw:enhanced-geometry svg:viewBox="0 0 21600 21600" draw:type="rectangle" draw:enhanced-path="M 0 0 L 21600 0 21600 21600 0 21600 0 0 Z N"/>
        </draw:custom-shape>
        <draw:custom-shape draw:style-name="gr37" draw:text-style-name="P21" draw:layer="layout" svg:width="5cm" svg:height="2.764cm" svg:x="1cm" svg:y="14.279cm">
          <text:p text:style-name="P7"><text:span text:style-name="T9">ALIMENTER :</text:span></text:p>
          <text:p text:style-name="P7"><text:span text:style-name="T9">Prise/</text:span></text:p>
          <text:p text:style-name="P7"><text:span text:style-name="T9">Générateur</text:span></text:p>
          <draw:enhanced-geometry svg:viewBox="0 0 21600 21600" draw:type="rectangle" draw:enhanced-path="M 0 0 L 21600 0 21600 21600 0 21600 0 0 Z N"/>
        </draw:custom-shape>
        <draw:custom-shape draw:style-name="gr38" draw:text-style-name="P21" draw:layer="layout" svg:width="3.2cm" svg:height="7.5cm" svg:x="24.5cm" svg:y="12cm">
          <text:p text:style-name="P7"><text:span text:style-name="T15">ACTION:</text:span></text:p>
          <text:p text:style-name="P7"><text:span text:style-name="T9"/></text:p>
          <text:p text:style-name="P7"><text:span text:style-name="T9">Refléter </text:span></text:p>
          <text:p text:style-name="P7"><text:span text:style-name="T9">l’image</text:span></text:p>
          <text:p text:style-name="P7"><text:span text:style-name="T9">reçue par</text:span></text:p>
          <text:p text:style-name="P7"><text:span text:style-name="T9">la caméra</text:span></text:p>
          <text:p text:style-name="P7"><text:span text:style-name="T9"/></text:p>
          <draw:enhanced-geometry svg:viewBox="0 0 21600 21600" draw:type="rectangle" draw:enhanced-path="M 0 0 L 21600 0 21600 21600 0 21600 0 0 Z N"/>
        </draw:custom-shape>
        <draw:custom-shape draw:style-name="gr37" draw:text-style-name="P23" draw:layer="layout" svg:width="5cm" svg:height="2.764cm" svg:x="19cm" svg:y="14.279cm">
          <text:p text:style-name="P7"><text:span text:style-name="T14">TRANSMETTRE :</text:span></text:p>
          <text:p text:style-name="P7"><text:span text:style-name="T14"/></text:p>
          <text:p text:style-name="P7"><text:span text:style-name="T14">Hélices du servo-</text:span></text:p>
          <text:p text:style-name="P7"><text:span text:style-name="T14">moteur</text:span></text:p>
          <draw:enhanced-geometry svg:viewBox="0 0 21600 21600" draw:type="rectangle" draw:enhanced-path="M 0 0 L 21600 0 21600 21600 0 21600 0 0 Z N"/>
        </draw:custom-shape>
        <draw:custom-shape draw:style-name="gr37" draw:text-style-name="P21" draw:layer="layout" svg:width="5cm" svg:height="2.764cm" svg:x="13cm" svg:y="14.279cm">
          <text:p text:style-name="P7"><text:span text:style-name="T9">CONVERTIR :</text:span></text:p>
          <text:p text:style-name="P7"><text:span text:style-name="T9"/></text:p>
          <text:p text:style-name="P7"><text:span text:style-name="T9">Servo-moteur</text:span></text:p>
          <draw:enhanced-geometry svg:viewBox="0 0 21600 21600" draw:type="rectangle" draw:enhanced-path="M 0 0 L 21600 0 21600 21600 0 21600 0 0 Z N"/>
        </draw:custom-shape>
        <draw:custom-shape draw:style-name="gr37" draw:text-style-name="P21" xml:id="id17" draw:id="id17" draw:layer="layout" svg:width="5cm" svg:height="2.764cm" svg:x="7cm" svg:y="14.279cm">
          <text:p text:style-name="P7"><text:span text:style-name="T9">DISTRIBUER :</text:span></text:p>
          <text:p text:style-name="P7"><text:span text:style-name="T9"/></text:p>
          <text:p text:style-name="P7"><text:span text:style-name="T9">Shield I2C</text:span></text:p>
          <draw:enhanced-geometry svg:viewBox="0 0 21600 21600" draw:type="rectangle" draw:enhanced-path="M 0 0 L 21600 0 21600 21600 0 21600 0 0 Z N"/>
        </draw:custom-shape>
        <draw:custom-shape draw:style-name="gr35" draw:text-style-name="P21" xml:id="id16" draw:id="id16" draw:layer="layout" svg:width="4.4cm" svg:height="2.764cm" svg:x="14cm" svg:y="7.369cm">
          <text:p text:style-name="P7"><text:span text:style-name="T9">TRAITER :</text:span></text:p>
          <text:p text:style-name="P7"><text:span text:style-name="T9"/></text:p>
          <text:p text:style-name="P7"><text:span text:style-name="T9">Arduino</text:span></text:p>
          <draw:enhanced-geometry svg:viewBox="0 0 21600 21600" draw:type="rectangle" draw:enhanced-path="M 0 0 L 21600 0 21600 21600 0 21600 0 0 Z N"/>
        </draw:custom-shape>
        <draw:custom-shape draw:style-name="gr39" draw:text-style-name="P21" draw:layer="layout" svg:width="1.1cm" svg:height="1.107cm" svg:x="25.741cm" svg:y="19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0" draw:text-style-name="P21" draw:layer="layout" svg:width="1cm" svg:height="1.287cm" svg:x="25.74cm" svg:y="10.71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" draw:text-style-name="P24" draw:layer="layout" svg:width="9.7cm" svg:height="0.987cm" svg:x="9.2cm" svg:y="5.395cm">
          <text:p text:style-name="P7"><text:span text:style-name="T16">CHAÎNE D’INFORMATION</text:span></text:p>
          <draw:enhanced-geometry svg:viewBox="0 0 21600 21600" draw:type="rectangle" draw:enhanced-path="M 0 0 L 21600 0 21600 21600 0 21600 0 0 Z N"/>
        </draw:custom-shape>
        <draw:custom-shape draw:style-name="gr42" draw:text-style-name="P24" draw:layer="layout" svg:width="8.1cm" svg:height="0.987cm" svg:x="9.8cm" svg:y="17.734cm">
          <text:p text:style-name="P7"><text:span text:style-name="T16">CHAÎNE D’ÉNERGIE</text:span></text:p>
          <draw:enhanced-geometry svg:viewBox="0 0 21600 21600" draw:type="rectangle" draw:enhanced-path="M 0 0 L 21600 0 21600 21600 0 21600 0 0 Z N"/>
        </draw:custom-shape>
        <draw:custom-shape draw:style-name="gr43" draw:text-style-name="P21" draw:layer="layout" svg:width="1cm" svg:height="0.395cm" svg:x="12cm" svg:y="15.5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3" draw:text-style-name="P21" draw:layer="layout" svg:width="1cm" svg:height="0.395cm" svg:x="6cm" svg:y="15.5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3" draw:text-style-name="P25" draw:layer="layout" svg:width="1cm" svg:height="0.395cm" svg:x="0cm" svg:y="15.5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4" draw:text-style-name="P21" draw:layer="layout" svg:width="2.925cm" svg:height="0.641cm" svg:x="25cm" svg:y="8.406cm">
          <text:p/>
          <draw:enhanced-geometry svg:viewBox="0 0 21600 21600" draw:text-areas="0 ?f0 ?f5 ?f2" draw:type="right-arrow" draw:modifiers="15831.2048861744 7629.85074626866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5" draw:text-style-name="P21" draw:layer="layout" svg:width="1.6cm" svg:height="0.396cm" svg:x="18.4cm" svg:y="8.65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5" draw:text-style-name="P21" draw:layer="layout" svg:width="1.6cm" svg:height="0.395cm" svg:x="12.4cm" svg:y="8.55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6" draw:text-style-name="P21" draw:layer="layout" svg:width="1.5cm" svg:height="0.394cm" svg:x="6.5cm" svg:y="8.55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7" draw:text-style-name="P21" draw:layer="layout" svg:width="0.5cm" svg:height="0.395cm" svg:x="24cm" svg:y="15.66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3" draw:text-style-name="P21" draw:layer="layout" svg:width="1cm" svg:height="0.395cm" svg:x="18cm" svg:y="15.56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8" draw:text-style-name="P26" draw:layer="layout" svg:width="0.1cm" svg:height="0.001cm" svg:x="11.1cm" svg:y="12.6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49" draw:text-style-name="P27" draw:layer="layout" draw:type="curve" svg:x1="16.2cm" svg:y1="10.133cm" svg:x2="9.5cm" svg:y2="14.279cm" draw:start-shape="id16" draw:start-glue-point="2" draw:end-shape="id17" draw:end-glue-point="0" svg:d="M16200 10133c0 3109-6700 1037-6700 4146" svg:viewBox="0 0 6701 4147">
          <text:p/>
        </draw:connector>
        <draw:custom-shape draw:style-name="gr46" draw:text-style-name="P21" draw:layer="layout" svg:width="1.5cm" svg:height="0.394cm" svg:x="0.6cm" svg:y="8.55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0" draw:text-style-name="P9" draw:layer="layout" svg:width="21cm" svg:height="2.5cm" svg:x="3.5cm" svg:y="1.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7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eco-grey" presentation:presentation-page-layout-name="AL2T1">
        <office:forms form:automatic-focus="false" form:apply-design-mode="false"/>
        <draw:frame presentation:style-name="pr6" draw:text-style-name="P28" draw:layer="layout" svg:width="25.199cm" svg:height="3.506cm" svg:x="1.4cm" svg:y="0.837cm" presentation:class="title">
          <draw:text-box>
            <text:p text:style-name="P28"><text:span text:style-name="T17">Répartition des tâches</text:span></text:p>
          </draw:text-box>
        </draw:frame>
        <draw:frame presentation:style-name="pr8" draw:layer="layout" svg:width="25.19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" presentation:class="page"/>
          <draw:frame presentation:style-name="pr7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" svg:font-family="Albany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PT Serif" svg:font-family="'PT Serif'" style:font-family-generic="roman" style:font-pitch="variable"/>
    <style:font-face style:name="Thorndale2" svg:font-family="Thorndale" style:font-family-generic="roman" style:font-pitch="variable"/>
    <style:font-face style:name="Thorndale1" svg:font-family="Thorndale" style:font-adornments="Bold Italic" style:font-family-generic="roman" style:font-pitch="variable"/>
    <style:font-face style:name="Thorndale" svg:font-family="Thorndale" style:font-adornments="Regular" style:font-family-generic="roman" style:font-pitch="variable"/>
    <style:font-face style:name="Open Sans" svg:font-family="'Ope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2D50000022B9E0EB5A758693C13.jpg" xlink:type="simple" xlink:show="embed" xlink:actuate="onLoad"/>
    <draw:fill-image draw:name="Empty" xlink:href="Pictures/10000000000000080000000804B398AF1D13287F.png" xlink:type="simple" xlink:show="embed" xlink:actuate="onLoad"/>
    <draw:fill-image draw:name="ashapes9" xlink:href="Pictures/1000000000000320000002585662266187D70BF2.png" xlink:type="simple" xlink:show="embed" xlink:actuate="onLoad"/>
    <draw:fill-image draw:name="reo_25_20veo_5f_1280x1024_5f_5" draw:display-name="reo%20veo_1280x1024_5" xlink:href="Pictures/10000000000005000000032014154B320ABAE6A3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2" fo:font-size="24pt" fo:language="fr" fo:country="FR" style:font-name-asian="Andale Sans UI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embosse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7cm" fo:margin-right="0cm" fo:margin-top="0cm" fo:margin-bottom="0.498cm" fo:text-indent="-0.897cm"/>
      <style:text-properties fo:color="#ffffff" style:text-outline="false" style:text-line-through-style="none" style:text-line-through-type="none" style:font-name="Thorndale" fo:font-family="Thorndale" style:font-style-name="Regular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394cm" fo:margin-right="0cm" fo:margin-top="0cm" fo:margin-bottom="0.398cm" fo:text-indent="-0.79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59cm" fo:margin-right="0cm" fo:margin-top="0cm" fo:margin-bottom="0.297cm" fo:text-indent="-0.597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785cm" fo:margin-right="0cm" fo:margin-top="0cm" fo:margin-bottom="0.197cm" fo:text-indent="-0.597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5.981cm" fo:margin-right="0cm" fo:margin-top="0cm" fo:margin-bottom="0.097cm" fo:text-indent="-0.597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178cm" fo:margin-right="0cm" fo:margin-top="0cm" fo:margin-bottom="0.097cm" fo:text-indent="-0.597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374cm" fo:margin-right="0cm" fo:margin-top="0cm" fo:margin-bottom="0.097cm" fo:text-indent="-0.597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572cm" fo:margin-right="0cm" fo:margin-top="0cm" fo:margin-bottom="0.097cm" fo:text-indent="-0.597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768cm" fo:margin-right="0cm" fo:margin-top="0cm" fo:margin-bottom="0.097cm" fo:text-indent="-0.597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Thorndale1" fo:font-family="Thorndale" style:font-style-name="Bold Italic" style:font-family-generic="roman" style:font-pitch="variable" fo:font-size="44pt" fo:font-style="italic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eco-grey-background" style:family="presentation">
      <style:graphic-properties draw:stroke="none" draw:fill="bitmap" draw:fill-image-name="reo_25_20veo_5f_1280x1024_5f_5" draw:fill-image-width="100%" draw:fill-image-height="100%"/>
      <style:text-properties style:letter-kerning="true"/>
    </style:style>
    <style:style style:name="eco-grey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eco-gre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eco-grey-outline1" style:family="presentation">
      <style:graphic-properties draw:stroke="none" draw:fill="none">
        <text:list-style style:name="eco-gre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Open Sans" fo:font-family="'Open Sans'" style:font-style-name="Regular" style:font-family-generic="swiss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co-grey-outline2" style:family="presentation" style:parent-style-name="eco-gre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eco-grey-outline3" style:family="presentation" style:parent-style-name="eco-grey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eco-grey-outline4" style:family="presentation" style:parent-style-name="eco-grey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eco-grey-outline5" style:family="presentation" style:parent-style-name="eco-grey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co-grey-outline6" style:family="presentation" style:parent-style-name="eco-grey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co-grey-outline7" style:family="presentation" style:parent-style-name="eco-grey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co-grey-outline8" style:family="presentation" style:parent-style-name="eco-grey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co-grey-outline9" style:family="presentation" style:parent-style-name="eco-grey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eco-grey-subtitle" style:family="presentation">
      <style:graphic-properties draw:stroke="none" draw:fill="none" draw:textarea-vertical-align="middle">
        <text:list-style style:name="eco-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co-grey-title" style:family="presentation">
      <style:graphic-properties draw:stroke="none" draw:fill="none" draw:textarea-vertical-align="middle">
        <text:list-style style:name="eco-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Open Sans" fo:font-family="'Open Sans'" style:font-style-name="Regular" style:font-family-generic="swiss" style:font-pitch="variable" fo:font-size="44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ashapes9" style:repeat="stretch"/>
    </style:style>
    <style:style style:name="Mdp2" style:family="drawing-page">
      <style:drawing-page-properties draw:background-size="border" draw:fill="bitmap" draw:fill-image-name="reo_25_20veo_5f_1280x1024_5f_5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eco-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eco-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eco-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text-align="end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brown" style:page-layout-name="PM1" draw:style-name="Mdp1">
      <draw:frame presentation:style-name="lyt-brown-title" draw:layer="backgroundobjects" svg:width="25.199cm" svg:height="3.505cm" svg:x="1.4cm" svg:y="0.836cm" presentation:class="title" presentation:placeholder="true">
        <draw:text-box/>
      </draw:frame>
      <draw:frame presentation:style-name="lyt-brown-outline1" draw:layer="backgroundobjects" svg:width="25.199cm" svg:height="12.18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2">
        <draw:page-thumbnail presentation:style-name="lyt-brown-title" draw:layer="backgroundobjects" svg:width="14.848cm" svg:height="11.136cm" svg:x="3.075cm" svg:y="2.257cm" presentation:class="page"/>
        <draw:frame presentation:style-name="lyt-brow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eco-grey" style:page-layout-name="PM1" draw:style-name="Mdp2">
      <office:forms form:automatic-focus="false" form:apply-design-mode="false"/>
      <draw:frame presentation:style-name="eco-grey-title" draw:layer="backgroundobjects" svg:width="25.199cm" svg:height="3.506cm" svg:x="1.4cm" svg:y="0.837cm" presentation:class="title" presentation:placeholder="true">
        <draw:text-box/>
      </draw:frame>
      <draw:frame presentation:style-name="eco-gre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8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448cm" svg:x="20.076cm" svg:y="19.131cm" presentation:class="page-number">
        <draw:text-box>
          <text:p text:style-name="MP11"><text:span text:style-name="MT1"><text:page-number>1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eco-grey-title" draw:layer="backgroundobjects" svg:width="14.848cm" svg:height="11.136cm" svg:x="3.075cm" svg:y="2.257cm" presentation:class="page"/>
        <draw:frame presentation:style-name="eco-grey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3.6.1$Windows_X86_64 LibreOffice_project/686f202eff87ef707079aeb7f485847613344eb7</meta:generator>
    <dc:title>lyt-brown</dc:title>
    <dc:description>Presentation Layout Template</dc:description>
    <meta:creation-date>2018-09-10T13:58:45.984952000</meta:creation-date>
    <dc:language>en-US</dc:language>
    <meta:editing-cycles>12</meta:editing-cycles>
    <meta:editing-duration>PT2H28M8S</meta:editing-duration>
    <dc:date>2018-09-24T16:21:30.317000000</dc:date>
    <meta:document-statistic meta:object-count="151"/>
    <meta:user-defined meta:name="Info 1"/>
    <meta:user-defined meta:name="Info 2"/>
    <meta:user-defined meta:name="Info 3"/>
    <meta:user-defined meta:name="Info 4"/>
  </office:meta>
</office:document-meta>
</file>